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249" table:default-cell-style-name="Default"/>
        <table:table-row table:style-name="ro1">
          <table:table-cell table:style-name="ce1" office:value-type="string">
            <text:p>Sections</text:p>
          </table:table-cell>
          <table:table-cell table:style-name="ce2" office:value-type="string">
            <text:p>Inputs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OrdersForLastNDays(30)</text:p>
          </table:table-cell>
          <table:table-cell table:style-name="Default" office:value-type="string">
            <text:p>OrderTotal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office:value-type="float" office:value="450">
            <text:p><text:s/>SFr. 45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20">
            <text:p><text:s/>SFr. 1 32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40">
            <text:p><text:s/>SFr. 1 54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0">
            <text:p><text:s/>SFr. 6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870">
            <text:p><text:s/>SFr. 5 870,00 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Intermediates</text:p>
          </table:table-cell>
          <table:table-cell table:number-columns-repeated="255"/>
        </table:table-row>
        <table:table-row table:style-name="ro1">
          <table:table-cell office:value-type="string">
            <text:p>total</text:p>
          </table:table-cell>
          <table:table-cell table:formula="oooc:=SUM([.B3:.B7])" office:value-type="float" office:value="9240">
            <text:p><text:s/>SFr. 9 240,00 </text:p>
          </table:table-cell>
          <table:table-cell table:number-columns-repeated="254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>
            <text:p>Outputs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Rating</text:p>
          </table:table-cell>
          <table:table-cell table:style-name="Default" table:formula="oooc:=HLOOKUP([.B10];[.C13:.G14];2)" office:value-type="string" office:string-value="Good">
            <text:p>Good</text:p>
          </table:table-cell>
          <table:table-cell office:value-type="float" office:value="0">
            <text:p><text:s/>SFr. - <text:s text:c="2"/></text:p>
          </table:table-cell>
          <table:table-cell table:style-name="ce3" office:value-type="float" office:value="2000">
            <text:p><text:s/>SFr. 2 000,00 </text:p>
          </table:table-cell>
          <table:table-cell table:style-name="ce3" office:value-type="float" office:value="5000">
            <text:p><text:s/>SFr. 5 000,00 </text:p>
          </table:table-cell>
          <table:table-cell table:style-name="ce3" office:value-type="float" office:value="7500">
            <text:p><text:s/>SFr. 7 500,00 </text:p>
          </table:table-cell>
          <table:table-cell table:style-name="ce3" office:value-type="float" office:value="10000">
            <text:p><text:s/>SFr. 10 000,00 </text:p>
          </table:table-cell>
          <table:table-cell table:number-columns-repeated="249"/>
        </table:table-row>
        <table:table-row table:style-name="ro1">
          <table:table-cell/>
          <table:table-cell table:style-name="Default"/>
          <table:table-cell table:style-name="Default" office:value-type="string">
            <text:p>Abysmal</text:p>
          </table:table-cell>
          <table:table-cell office:value-type="string">
            <text:p>Poor</text:p>
          </table:table-cell>
          <table:table-cell office:value-type="string">
            <text:p>Average</text:p>
          </table:table-cell>
          <table:table-cell office:value-type="string">
            <text:p>Good</text:p>
          </table:table-cell>
          <table:table-cell office:value-type="string">
            <text:p>Excellent</text:p>
          </table:table-cell>
          <table:table-cell table:number-columns-repeated="249"/>
        </table:table-row>
      </table:table>
      <table:table table:name="Sheet2" table:style-name="ta2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OrdersForLastThreeMonths" table:base-cell-address="$Sheet1.$A$1" table:cell-range-address="$Sheet1.$B$3:.$B$7"/>
        <table:named-range table:name="OrderTotal" table:base-cell-address="$Sheet1.$A$1" table:cell-range-address="$Sheet1.$B$3"/>
        <table:named-range table:name="Rating" table:base-cell-address="$Sheet1.$A$1" table:cell-range-address="$Sheet1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8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5:3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8T23:03:06</meta:creation-date>
    <dc:date>2008-03-19T15:38:44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25"/>
  </office:meta>
</office:document-meta>
</file>